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tyle="italic" officeooo:rsid="001a9aab" officeooo:paragraph-rsid="001a9aab" style:font-style-asian="italic" style:font-style-complex="italic"/>
    </style:style>
    <style:style style:name="P2"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1pt" fo:font-style="italic" officeooo:rsid="001f43a2" officeooo:paragraph-rsid="001f43a2" style:font-size-asian="9.60000038146973pt" style:font-style-asian="italic" style:font-size-complex="11pt" style:font-style-complex="italic"/>
    </style:style>
    <style:style style:name="P3"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fo:font-style="normal" officeooo:rsid="001f43a2" officeooo:paragraph-rsid="001f43a2" style:font-size-asian="10.5pt" style:font-style-asian="normal" style:font-size-complex="12pt" style:font-style-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f43a2" officeooo:paragraph-rsid="001f43a2" style:font-size-asian="10.5pt" style:font-style-asian="normal" style:font-size-complex="12pt" style:font-style-complex="normal"/>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2ec310" officeooo:paragraph-rsid="002ec310" style:font-size-asian="10.5pt" style:font-style-asian="normal" style:font-size-complex="12pt" style:font-style-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2fad45" officeooo:paragraph-rsid="002fad45" style:font-size-asian="10.5pt" style:font-style-asian="normal" style:font-size-complex="12pt" style:font-style-complex="normal"/>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377d67" officeooo:paragraph-rsid="00377d67" style:font-size-asian="10.5pt" style:font-style-asian="normal" style:font-size-complex="12pt" style:font-style-complex="normal"/>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398976" officeooo:paragraph-rsid="00398976" style:font-size-asian="10.5pt" style:font-style-asian="normal" style:font-size-complex="12pt" style:font-style-complex="normal"/>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officeooo:rsid="002ec310" officeooo:paragraph-rsid="002ec310" style:font-size-asian="10.5pt" style:font-style-asian="italic" style:font-size-complex="12pt" style:font-style-complex="italic"/>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officeooo:rsid="002fad45" officeooo:paragraph-rsid="002fad45" style:font-size-asian="10.5pt" style:font-style-asian="italic" style:font-size-complex="12pt" style:font-style-complex="italic"/>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officeooo:rsid="00377d67" officeooo:paragraph-rsid="00377d67" style:font-size-asian="10.5pt" style:font-style-asian="italic" style:font-size-complex="12pt" style:font-style-complex="italic"/>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officeooo:rsid="00398976" officeooo:paragraph-rsid="00398976" style:font-size-asian="10.5pt" style:font-style-asian="italic" style:font-size-complex="12pt" style:font-style-complex="italic"/>
    </style:style>
    <style:style style:name="P13" style:family="paragraph" style:parent-style-name="Footnote">
      <style:text-properties officeooo:rsid="00259d80" officeooo:paragraph-rsid="00259d80"/>
    </style:style>
    <style:style style:name="T1" style:family="text">
      <style:text-properties fo:font-style="normal" style:font-style-asian="normal" style:font-style-complex="normal"/>
    </style:style>
    <style:style style:name="T2" style:family="text">
      <style:text-properties fo:font-style="normal" officeooo:rsid="001b3bab" style:font-style-asian="normal" style:font-style-complex="normal"/>
    </style:style>
    <style:style style:name="T3" style:family="text">
      <style:text-properties fo:font-style="normal" officeooo:rsid="001c3aec" style:font-style-asian="normal" style:font-style-complex="normal"/>
    </style:style>
    <style:style style:name="T4" style:family="text">
      <style:text-properties fo:font-style="normal" officeooo:rsid="001d99e8" style:font-style-asian="normal" style:font-style-complex="normal"/>
    </style:style>
    <style:style style:name="T5" style:family="text">
      <style:text-properties fo:font-style="normal" officeooo:rsid="001f43a2" style:font-style-asian="normal" style:font-style-complex="normal"/>
    </style:style>
    <style:style style:name="T6" style:family="text">
      <style:text-properties fo:font-style="normal" officeooo:rsid="002127a9" style:font-style-asian="normal" style:font-style-complex="normal"/>
    </style:style>
    <style:style style:name="T7" style:family="text">
      <style:text-properties fo:font-style="normal" officeooo:rsid="002167d6" style:font-style-asian="normal" style:font-style-complex="normal"/>
    </style:style>
    <style:style style:name="T8" style:family="text">
      <style:text-properties style:font-name="Times New Roman1"/>
    </style:style>
    <style:style style:name="T9" style:family="text">
      <style:text-properties officeooo:rsid="00231a2c"/>
    </style:style>
    <style:style style:name="T10" style:family="text">
      <style:text-properties officeooo:rsid="002516ca"/>
    </style:style>
    <style:style style:name="T11" style:family="text">
      <style:text-properties officeooo:rsid="00258c00"/>
    </style:style>
    <style:style style:name="T12" style:family="text">
      <style:text-properties officeooo:rsid="00259d80"/>
    </style:style>
    <style:style style:name="T13" style:family="text">
      <style:text-properties officeooo:rsid="002d80de"/>
    </style:style>
    <style:style style:name="T14" style:family="text">
      <style:text-properties officeooo:rsid="002e93f6"/>
    </style:style>
    <style:style style:name="T15" style:family="text">
      <style:text-properties style:font-name="Times New Roman"/>
    </style:style>
    <style:style style:name="T16" style:family="text">
      <style:text-properties style:font-name="Times New Roman" officeooo:rsid="002d9702"/>
    </style:style>
    <style:style style:name="T17" style:family="text">
      <style:text-properties style:font-name="Times New Roman" officeooo:rsid="002fad45"/>
    </style:style>
    <style:style style:name="T18" style:family="text">
      <style:text-properties style:font-name="Times New Roman" officeooo:rsid="003170b5"/>
    </style:style>
    <style:style style:name="T19" style:family="text">
      <style:text-properties style:font-name="Times New Roman" officeooo:rsid="00320fa3"/>
    </style:style>
    <style:style style:name="T20" style:family="text">
      <style:text-properties style:font-name="Times New Roman" officeooo:rsid="0032a1f1"/>
    </style:style>
    <style:style style:name="T21" style:family="text">
      <style:text-properties style:font-name="Times New Roman" officeooo:rsid="0033967a"/>
    </style:style>
    <style:style style:name="T22" style:family="text">
      <style:text-properties style:font-name="Times New Roman" officeooo:rsid="0034a582"/>
    </style:style>
    <style:style style:name="T23" style:family="text">
      <style:text-properties style:font-name="Times New Roman" officeooo:rsid="00361625"/>
    </style:style>
    <style:style style:name="T24" style:family="text">
      <style:text-properties style:font-name="Times New Roman" officeooo:rsid="0037c2fc"/>
    </style:style>
    <style:style style:name="T25" style:family="text">
      <style:text-properties style:font-name="Times New Roman" officeooo:rsid="0037d5a1"/>
    </style:style>
    <style:style style:name="T26" style:family="text">
      <style:text-properties style:font-name="Times New Roman" officeooo:rsid="0038af9d"/>
    </style:style>
    <style:style style:name="T27" style:family="text">
      <style:text-properties style:font-name="Times New Roman" officeooo:rsid="003953f8"/>
    </style:style>
    <style:style style:name="T28" style:family="text">
      <style:text-properties style:font-name="Times New Roman" officeooo:rsid="003989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scien</text:p>
      <text:p text:style-name="P1"/>
      <text:p text:style-name="P1"/>
      <text:p text:style-name="P1"><text:span text:style-name="T1"><text:tab/></text:span><text:span text:style-name="T2">Alors que roi Mordrain le Malconnu et son armée sont en déroute après l'échec du siège de Valagin, sa femme Sarracinte demande à son frère Séraphé de venir en aide au roi dans la bataille. Sur ce Séraphé rejoint l'armée de son beau-frère, malgré la vieille haine que ce dernier a pu nourrir contre lui. </text:span><text:span text:style-name="T3">Pendant les multiples phases de la bataille, Séraphé est vaillant et montre d'exceptionnelles </text:span><text:span text:style-name="T4">qualités</text:span><text:span text:style-name="T3"> martiales. Par ses exploits </text:span><text:span text:style-name="T4">individuels</text:span><text:span text:style-name="T3">, Séraphé </text:span><text:span text:style-name="T4">favorise</text:span><text:span text:style-name="T3"> nettement la victoire finale.</text:span></text:p>
      <text:p text:style-name="P1"/>
      <text:p text:style-name="P1"><text:span text:style-name="T3"><text:tab/></text:span><text:span text:style-name="T4">De retour à Sarras et impressionné par les propos de Josephé, Séraphé demande à ce dernier de le convertir. Il prend alors le nom chrétien de Nascien. Sitôt qu'il est baptisé il guérit de ses blessures et reçoit le Saint-Esprit.</text:span></text:p>
      <text:p text:style-name="P1"><text:span text:style-name="T4"><text:tab/>Alors que Josephé fait transférer le corps des ermites Salluste et Hermoine, Nascien est fasciné par le Graal et va jusqu'à soulever la patène qui le recouvre pour voir à l'intérieur. </text:span><text:span text:style-name="T5">I</text:span><text:span text:style-name="T4">l devient aussitôt aveugle. </text:span><text:span text:style-name="T5">Souffrant de subir ce châtiment, Nascien reconnaît </text:span><text:span text:style-name="T6">son </text:span><text:span text:style-name="T5">erreur mais témoigne de</text:span><text:span text:style-name="T6">s</text:span><text:span text:style-name="T5"> </text:span><text:span text:style-name="T6">grands mystères qu'il </text:span><text:span text:style-name="T7">entrevit un court instant</text:span><text:span text:style-name="T5"> :</text:span></text:p>
      <text:p text:style-name="P1"/>
      <text:p text:style-name="P2">Je ai veü, dist Nasciens, le grant hardement, le conmencement des grans proueces, l'enquerement des sains, le fondement de religion, la fin des bontés et des gentilleces, et la merveille de toutes les merveilles du monde : ce est Dix. (<text:span text:style-name="T8">§</text:span>159)</text:p>
      <text:p text:style-name="P3"/>
      <text:p text:style-name="P4"><text:tab/><text:span text:style-name="T9">Au même moment un ange sort de l'arche, retire le fer de lance de la jambe de Josephé et guérit les yeux de Nascien. L'ange prédit ensuite l'accomplissement de grands prodiges liés au Graal et la venue d'un chevalier, descendant de Nascien, à qui ces prodiges seront révélés. Nascien est le premier témoin de ces prodiges, Galaad sera le dernier. Cette ultime révélation mettra fin aux aventures du Graal.</text:span></text:p>
      <text:p text:style-name="P4"/>
      <text:p text:style-name="P4"><text:tab/><text:span text:style-name="T10">Alors que Mordrain et Nascien sont au palais de Sarras, la terre tremble et tous deux s'effondrent évanouis. À son réveil, Nascien réalise avec tristesse que Mordrain a disparu. Mais les chevaliers de Mordrain accusent aussitôt Nascien qui est arrêté et emprisonné avec un de ses fils Célidoine chez Calafer, un traître qui se fait passer pour chrétien. Après dix-sept jours de captivité, une grande clarté inonde la cellule et Nascien est miraculeusement délivré de sa prison. Calafer tente de poursuivre Nascien mais au </text:span><text:soft-page-break/><text:span text:style-name="T10">moment de le rejoindre, le Seigneur apparaît et le blesse mortellement.</text:span></text:p>
      <text:p text:style-name="P4"/>
      <text:p text:style-name="P4"><text:tab/><text:span text:style-name="T11">Nascien atterrit finalement sur l'île tournoyante. Exténué, il s'allonge et s'endort. Pendant son sommeil il a une vision : il vole parmi de nombreux oiseaux et l'un d'eux lui demande son cœur à manger.</text:span></text:p>
      <text:p text:style-name="P4"><text:tab/><text:span text:style-name="T12">Une nef splendide accoste avec à son bord un lit à trois fuseaux, une couronne et une épée. Il s'agit de la nef du roi Salomon, ancêtre de Nascien</text:span><text:span text:style-name="T12"><text:note text:id="ftn0" text:note-class="footnote"><text:note-citation>1</text:note-citation><text:note-body><text:p text:style-name="P13">L'histoire et la symbolique de <text:span text:style-name="T13">la</text:span> nef <text:span text:style-name="T13">de Salomon </text:span>sont détaillées en annexe.</text:p></text:note-body></text:note></text:span><text:span text:style-name="T12">. Manifestant son incapacité à comprendre la signification du lit, ce dernier est aussitôt jeté à la mer. La nef disparaît et Nascien se reproche son manque de foi. Alors un homme accoste à bord d'une nacelle et lui apprend que Calafer, son ravisseur, est mort misérablement. Il lui explique la signification de divers symboles. La nef signifie l'Église et la mer signifie le monde. Le lit, au même titre que la Croix, il signifie le repos. Enfin, les trois fuseaux blanc, vermeil et vert signifient trois vertus respectives : virginité, charité et patience. Ces mêmes vertus ont accompagné le Christ dans la Passion. Alors que l'homme continue de parler, Nascien s'endort et a une seconde vision : il est harcelé par un prodigieux serpent et finalement délivré par un minuscule ver.</text:span></text:p>
      <text:p text:style-name="P4"/>
      <text:p text:style-name="P4"><text:tab/><text:span text:style-name="T14">La nef de Salomon accoste de nouveau sur l'île tournoyante avec à son bord Célidoine le fils de Nascien. Ce dernier le rejoint et la nef quitte l'île. Elle accoste sur une autre île. À peine arrivés, un géant fonce sur eux. Nascien s'empare de l'épée de la nef qui se brise aussitôt. Il trouve finalement une autre épée dans le sable et terrasse le géant. Une nef accoste avec à son bord Mordrain qui les rejoint. Alors que ce dernier examine l'épée mystérieuse qui s'est brisée, les deux morceaux se ressoudent instantanément.</text:span></text:p>
      <text:p text:style-name="P4"><text:tab/><text:span text:style-name="T14">Le Seigneur leur fait savoir qu'ils monteront tous à bord de la nef de Mordrain. Au moment de passer d'une nef à l'autre, Nascien reçoit un coup d'épée à l'épaule. Il comprend alors qu'il est châtié pour avoir dégainé l'épée de la nef sans en être digne.</text:span></text:p>
      <text:p text:style-name="P4"/>
      <text:p text:style-name="P9">(Ellipse)</text:p>
      <text:p text:style-name="P5"/>
      <text:p text:style-name="P5"><text:tab/>Nascien, Mordrain et Célidoine rencontrent en mer les messagers partis à la recherche de Nascien, accompagnés de la fille du roi Label. Ces derniers montent à bord de la nef de Mordrain qui les conduit tous au château de Baruch. <text:span text:style-name="T16">Avant d'arriver, ils sont rejoins par Hermoin</text:span><text:span text:style-name="T15">e</text:span><text:span text:style-name="T16">. Celui-ci leur affirme que Joseph, Josephé et leur compagnie </text:span><text:soft-page-break/><text:span text:style-name="T16">traverseront bientôt la mer pour se rendre en Grande Bretagne. Il </text:span><text:span text:style-name="T15">guérit la blessure de Nascien et</text:span><text:span text:style-name="T16"> demande à Célidoine de monter à bord d'une nacelle avant de disparaître. </text:span><text:span text:style-name="T17">Tous, sauf Célidoine, accostent au château de Baruch et rentrent ensuite à Sarras.</text:span></text:p>
      <text:p text:style-name="P5"/>
      <text:p text:style-name="P10"><text:span text:style-name="T15">(Ellipse)</text:span></text:p>
      <text:p text:style-name="P6"/>
      <text:p text:style-name="P6"><text:span text:style-name="T15"><text:tab/></text:span><text:span text:style-name="T18">Pendant son sommeil, une voix annonce à Nascien qu'il va quitter Sarras </text:span><text:span text:style-name="T19">et rejoindre une nef sur la côte. Le matin, sa femme et les habitants du château ne trouvant plus Nascien décident de partir à sa recherche. Nabor, un de ses chevaliers, retrouve sa trace. Au moment de le rejoindre, il découvre Nascien aux prises avec un géant qu'il tue sur le champs, libérant ainsi son maître. Nabor l'implore de rentrer au château où sa femme l'attend et le menace. Sur le point de tuer Nascien, affaibli par son combat contre le géant, Nabor tombe mort foudroyé.</text:span></text:p>
      <text:p text:style-name="P6"><text:span text:style-name="T19"><text:tab/></text:span><text:span text:style-name="T20">Nascien trouve finalement la nef et y pénètre. Il a une vision : un homme en robe vermeil lui remet un bref détaillant son lignage. </text:span><text:span text:style-name="T21">Au sortir de sa vision, Nascien réalise qu'il tient le bref entre ses mains. Il y découvre le nom des neufs descendants de Célidoine son fils </text:span><text:span text:style-name="T22">et se demande pourquoi le huitième est figuré par un chien et le neuvième par un lion. </text:span><text:span text:style-name="T23">Il prie le Seigneur de l'éclairer sur cette énigme.</text:span></text:p>
      <text:p text:style-name="P6"><text:span text:style-name="T22"><text:tab/></text:span><text:span text:style-name="T23">C'est alors qu'une autre nef aborde celle de Nascien. Il passe de l'une à l'autre et rencontre un vieil homme endormi à côté du gouvernail. Ce cernier reproche à Nascien sa soif de connaissance mais finalement lui explique la signification du chien et du lion : Lancelot du Lac est figuré par un chien car il sera pécheur et son fils Galaad par un lion car il sera vertueux.</text:span></text:p>
      <text:p text:style-name="P6"/>
      <text:p text:style-name="P11"><text:span text:style-name="T23">(</text:span><text:span text:style-name="T15">Ellipse)</text:span></text:p>
      <text:p text:style-name="P7"/>
      <text:p text:style-name="P7"><text:span text:style-name="T15"><text:tab/></text:span><text:span text:style-name="T24">Nascien accoste en Grande Bretagne où l'accueillent Joseph, Josephé et la compagnie des chrétiens qui ont traversé la mer. Ils se rendent tous à Galafort où Nascien retrouve son fils Célidoine qui tente de convaincre le duc Ganor de se convertir à la foi chrétienne. Dès lors que par l'intervention de Josephé, lui et son peuple se convertissent, une guerre éclate avec le roi de Northumberland dont le duc Ganor était jadis le vassal. Nascien suggère alors au duc Ganor d'attaquer le plus vite possible. Il fait des prodiges dans la bataille et tue le roi de Northumberland qui refuse de se rendre. </text:span><text:span text:style-name="T25">La guerre terminée, Nascien, Célidoine et ses chevaliers restent à Galafort pendant que la compagnie de Josephé reprend la route.</text:span></text:p>
      <text:p text:style-name="P7"><text:soft-page-break/><text:span text:style-name="T25"><text:tab/></text:span><text:span text:style-name="T26">À l'arrivée de Mordrain en Grande Bretagne, Nascien, le duc Ganor et leurs chevaliers viennent l'accueillir et l'informer que la compagnie des chrétiens est <text:s/>prisonnière du roi Crudel. </text:span><text:span text:style-name="T27">Mordrain décide alors de partir en guerre contre ce dernier. Dans la bataille, Nascien fait des prodiges et délivre Mordrain, malmené par ses ennemis. </text:span><text:span text:style-name="T28">Le duc Ganor tue le roi Crudel et l'armée chrétienne prend définitivement le dessus. Alors que Mordrain se retire du monde pour vivre en ermite et que la compagnie de Josephé part en direction de Camaalot, Nascien reste à Galafort.</text:span></text:p>
      <text:p text:style-name="P7"/>
      <text:p text:style-name="P12"><text:span text:style-name="T15">(Ellipse)</text:span></text:p>
      <text:p text:style-name="P8"/>
      <text:p text:style-name="P8"><text:span text:style-name="T15"><text:tab/>Le jour où Célidoine, observant le ciel, prédit une grande famine en Grande Bretagne, meurent Nascien, Flégentine et Sarraci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1T07:55:06.688889948</meta:creation-date>
    <dc:date>2015-06-11T12:34:26.024199521</dc:date>
    <dc:creator>Gauthier </dc:creator>
    <meta:editing-duration>PT4H37M38S</meta:editing-duration>
    <meta:editing-cycles>28</meta:editing-cycles>
    <meta:generator>LibreOffice/4.2.8.2$Linux_X86_64 LibreOffice_project/420m0$Build-2</meta:generator>
    <meta:document-statistic meta:table-count="0" meta:image-count="0" meta:object-count="0" meta:page-count="4" meta:paragraph-count="23" meta:word-count="1308" meta:character-count="7705" meta:non-whitespace-character-count="6403"/>
  </office:meta>
</office:document-meta>
</file>